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4">
      <style:paragraph-properties fo:margin-top="0cm" fo:margin-bottom="0cm" style:contextual-spacing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3925a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Frango Grelhado com Legumes Assados**</text:p>
      <text:p text:style-name="P2"/>
      <text:list text:style-name="L4">
        <text:list-item>
          <text:p text:style-name="P1">**Ingredientes:**</text:p>
        </text:list-item>
        <text:list-item>
          <text:p text:style-name="P1">- 2 peitos de frango</text:p>
        </text:list-item>
        <text:list-item>
          <text:p text:style-name="P1">- 2 colheres de sopa de azeite de oliva</text:p>
        </text:list-item>
        <text:list-item>
          <text:p text:style-name="P1">- 1 colher de chá de páprica</text:p>
        </text:list-item>
        <text:list-item>
          <text:p text:style-name="P1">- 1 colher de chá de alho em pó</text:p>
        </text:list-item>
        <text:list-item>
          <text:p text:style-name="P1">- Sal e pimenta a gosto</text:p>
        </text:list-item>
        <text:list-item>
          <text:p text:style-name="P1">- 2 batatas médias, cortadas em cubo<text:span text:style-name="T1">s</text:span></text:p>
        </text:list-item>
        <text:list-item>
          <text:p text:style-name="P1">- 2 cenouras, cortadas em rodelas</text:p>
        </text:list-item>
        <text:list-item>
          <text:p text:style-name="P1">- 1 abobrinha, cortada em rodelas</text:p>
        </text:list-item>
        <text:list-item>
          <text:p text:style-name="P1">- 1 pimentão vermelho, cortado em tiras</text:p>
        </text:list-item>
        <text:list-item>
          <text:p text:style-name="P1">- 1 cebola vermelha, cortada em pedaços grandes</text:p>
        </text:list-item>
        <text:list-item>
          <text:p text:style-name="P1">- 2 dentes de alho, picados</text:p>
        </text:list-item>
        <text:list-item>
          <text:p text:style-name="P1">- Ervas frescas (como tomilho, alecrim ou salsa), para decorar</text:p>
        </text:list-item>
        <text:list-item>
          <text:p text:style-name="P1"/>
        </text:list-item>
      </text:list>
      <text:p text:style-name="P3">**Instruções:**</text:p>
      <text:p text:style-name="Standard"/>
      <text:p text:style-name="Standard">1. Pré-aqueça o forno a 200°C.</text:p>
      <text:p text:style-name="Standard"/>
      <text:p text:style-name="Standard">2. Em uma tigela pequena, misture 1 colher de sopa de azeite de oliva, páprica, alho em pó, sal e pimenta. Esfregue essa mistura sobre os peitos de frango uniformemente.</text:p>
      <text:p text:style-name="Standard"/>
      <text:p text:style-name="Standard">3. Em uma assadeira grande, coloque os cubos de batata, rodelas de cenoura, rodelas de abobrinha, tiras de pimentão e pedaços de cebola vermelha. Adicione o alho picado e regue com 1 colher de sopa de azeite de oliva. Tempere com sal e pimenta a gosto e misture bem para garantir que os legumes estejam bem revestidos com o azeite e temperos.</text:p>
      <text:p text:style-name="Standard"/>
      <text:p text:style-name="Standard">4. Coloque os peitos de frango sobre os legumes na assadeira.</text:p>
      <text:p text:style-name="Standard"/>
      <text:p text:style-name="Standard">5. Asse no forno pré-aquecido por 25-30 minutos, ou até que o frango esteja cozido por completo e os legumes estejam macios e dourados, mexendo os legumes ocasionalmente para garantir que cozinhem de maneira uniforme.</text:p>
      <text:p text:style-name="Standard"/>
      <text:p text:style-name="Standard">6. Retire do forno e deixe descansar por alguns minutos antes de servir.</text:p>
      <text:p text:style-name="Standard"/>
      <text:p text:style-name="Standard">7. Decore com ervas frescas antes de servir.</text:p>
      <text:p text:style-name="Standard"/>
      <text:p text:style-name="Standard">Este prato é nutritivo, pois fornece proteínas magras do frango e uma variedade de vitaminas e minerais dos legumes. Aproveite o seu jantar saudável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9:06:12.575000000</meta:creation-date>
    <dc:date>2024-03-25T19:45:15.996000000</dc:date>
    <meta:editing-duration>PT39M2S</meta:editing-duration>
    <meta:editing-cycles>5</meta:editing-cycles>
    <meta:generator>LibreOffice/7.4.7.2$Windows_x86 LibreOffice_project/723314e595e8007d3cf785c16538505a1c878ca5</meta:generator>
    <meta:document-statistic meta:table-count="0" meta:image-count="0" meta:object-count="0" meta:page-count="1" meta:paragraph-count="24" meta:word-count="296" meta:character-count="1588" meta:non-whitespace-character-count="1329"/>
  </office:meta>
</office:document-meta>
</file>